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37"/>
    <style:style style:name="ce8" style:family="table-cell" style:parent-style-name="Default" style:data-style-name="N38"/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48"/>
    <style:style style:name="co1" style:family="table-column">
      <style:table-column-properties fo:break-before="auto" style:column-width="2.40770833333333cm" style:use-optimal-column-width="true"/>
    </style:style>
    <style:style style:name="co2" style:family="table-column">
      <style:table-column-properties fo:break-before="auto" style:column-width="1.34937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3.12208333333333cm" style:use-optimal-column-width="true"/>
    </style:style>
    <style:style style:name="co12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6" table:default-cell-style-name="ce1"/>
        <table:table-column table:style-name="co7" table:default-cell-style-name="ce1"/>
        <table:table-column table:style-name="co5" table:number-columns-repeated="16356" table:default-cell-style-name="ce1"/>
        <table:table-row table:style-name="ro1">
          <table:table-cell office:value-type="string" table:number-columns-spanned="2" table:number-rows-spanned="1" table:style-name="ce4">
            <text:p>INPUT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INPUT PREVISIONE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INPUT CALCOLO</text:p>
          </table:table-cell>
          <table:covered-table-cell/>
          <table:table-cell/>
          <table:table-cell table:style-name="ce1">
            <draw:frame draw:z-index="1" draw:id="id0" draw:style-name="a0" draw:name="Grafico 3" svg:x="0.02604in" svg:y="0.38542in" svg:width="9.84896in" svg:height="6.55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50.54335260115602" table:formula="of:=FORECAST([.E3];[.$A$6:.$A$9];[.$B$6:.$B$9])" table:style-name="ce2">
            <text:p>151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00" table:style-name="ce1">
            <text:p>400</text:p>
          </table:table-cell>
          <table:table-cell table:number-columns-repeated="1637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162.02312138728325" table:formula="of:=FORECAST([.E4];[.$A$6:.$A$9];[.$B$6:.$B$9])" table:style-name="ce2">
            <text:p>162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160" table:formula="of:=[.H4]*[.$G$42]+[.$H$42]" table:style-name="ce1">
            <text:p>160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73.50289017341038" table:formula="of:=FORECAST([.E5];[.$A$6:.$A$9];[.$B$6:.$B$9])" table:style-name="ce2">
            <text:p>174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70" table:formula="of:=[.H5]*[.$G$42]+[.$H$42]" table:style-name="ce1">
            <text:p>170</text:p>
          </table:table-cell>
          <table:table-cell office:value-type="float" office:value="420" table:style-name="ce1">
            <text:p>420</text:p>
          </table:table-cell>
          <table:table-cell table:number-columns-repeated="16376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84.9826589595375" table:formula="of:=FORECAST([.E6];[.$A$6:.$A$9];[.$B$6:.$B$9])" table:style-name="ce2">
            <text:p>185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180" table:formula="of:=[.H6]*[.$G$42]+[.$H$42]" table:style-name="ce1">
            <text:p>180</text:p>
          </table:table-cell>
          <table:table-cell office:value-type="float" office:value="430" table:style-name="ce1">
            <text:p>430</text:p>
          </table:table-cell>
          <table:table-cell table:number-columns-repeated="16376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196.46242774566474" table:formula="of:=FORECAST([.E7];[.$A$6:.$A$9];[.$B$6:.$B$9])" table:style-name="ce2">
            <text:p>196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90" table:formula="of:=[.H7]*[.$G$42]+[.$H$42]" table:style-name="ce1">
            <text:p>190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207.94219653179186" table:formula="of:=FORECAST([.E8];[.$A$6:.$A$9];[.$B$6:.$B$9])" table:style-name="ce2">
            <text:p>208</text:p>
          </table:table-cell>
          <table:table-cell office:value-type="float" office:value="510" table:style-name="ce1">
            <text:p>510</text:p>
          </table:table-cell>
          <table:table-cell table:style-name="ce1"/>
          <table:table-cell office:value-type="float" office:value="200" table:formula="of:=[.H8]*[.$G$42]+[.$H$42]" table:style-name="ce1">
            <text:p>200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219.4219653179191" table:formula="of:=FORECAST([.E9];[.$A$6:.$A$9];[.$B$6:.$B$9])" table:style-name="ce2">
            <text:p>219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float" office:value="210" table:formula="of:=[.H9]*[.$G$42]+[.$H$42]" table:style-name="ce1">
            <text:p>210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30.90173410404623" table:formula="of:=FORECAST([.E10];[.$A$6:.$A$9];[.$B$6:.$B$9])" table:style-name="ce2">
            <text:p>231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220" table:formula="of:=[.H10]*[.$G$42]+[.$H$42]" table:style-name="ce1">
            <text:p>22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42.38150289017335" table:formula="of:=FORECAST([.E11];[.$A$6:.$A$9];[.$B$6:.$B$9])" table:style-name="ce2">
            <text:p>242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230" table:formula="of:=[.H11]*[.$G$42]+[.$H$42]" table:style-name="ce1">
            <text:p>230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53.86127167630059" table:formula="of:=FORECAST([.E12];[.$A$6:.$A$9];[.$B$6:.$B$9])" table:style-name="ce2">
            <text:p>254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40" table:formula="of:=[.H12]*[.$G$42]+[.$H$42]" table:style-name="ce1">
            <text:p>240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65.34104046242771" table:formula="of:=FORECAST([.E13];[.$A$6:.$A$9];[.$B$6:.$B$9])" table:style-name="ce2">
            <text:p>265</text:p>
          </table:table-cell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250" table:formula="of:=[.H13]*[.$G$42]+[.$H$42]" table:style-name="ce1">
            <text:p>250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76.82080924855484" table:formula="of:=FORECAST([.E14];[.$A$6:.$A$9];[.$B$6:.$B$9])" table:style-name="ce2">
            <text:p>277</text:p>
          </table:table-cell>
          <table:table-cell office:value-type="float" office:value="570" table:style-name="ce1">
            <text:p>570</text:p>
          </table:table-cell>
          <table:table-cell table:style-name="ce1"/>
          <table:table-cell office:value-type="float" office:value="260" table:formula="of:=[.H14]*[.$G$42]+[.$H$42]" table:style-name="ce1">
            <text:p>260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88.30057803468208" table:formula="of:=FORECAST([.E15];[.$A$6:.$A$9];[.$B$6:.$B$9])" table:style-name="ce2">
            <text:p>288</text:p>
          </table:table-cell>
          <table:table-cell office:value-type="float" office:value="580" table:style-name="ce1">
            <text:p>580</text:p>
          </table:table-cell>
          <table:table-cell table:style-name="ce1"/>
          <table:table-cell office:value-type="float" office:value="270" table:formula="of:=[.H15]*[.$G$42]+[.$H$42]" table:style-name="ce1">
            <text:p>270</text:p>
          </table:table-cell>
          <table:table-cell office:value-type="float" office:value="520" table:style-name="ce1">
            <text:p>5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99.7803468208092" table:formula="of:=FORECAST([.E16];[.$A$6:.$A$9];[.$B$6:.$B$9])" table:style-name="ce2">
            <text:p>300</text:p>
          </table:table-cell>
          <table:table-cell office:value-type="float" office:value="590" table:style-name="ce1">
            <text:p>590</text:p>
          </table:table-cell>
          <table:table-cell table:style-name="ce1"/>
          <table:table-cell office:value-type="float" office:value="280" table:formula="of:=[.H16]*[.$G$42]+[.$H$42]" table:style-name="ce1">
            <text:p>280</text:p>
          </table:table-cell>
          <table:table-cell office:value-type="float" office:value="530" table:style-name="ce1">
            <text:p>53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11.26011560693632" table:formula="of:=FORECAST([.E17];[.$A$6:.$A$9];[.$B$6:.$B$9])" table:style-name="ce2">
            <text:p>311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290" table:formula="of:=[.H17]*[.$G$42]+[.$H$42]" table:style-name="ce1">
            <text:p>290</text:p>
          </table:table-cell>
          <table:table-cell office:value-type="float" office:value="540" table:style-name="ce1">
            <text:p>54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22.73988439306356" table:formula="of:=FORECAST([.E18];[.$A$6:.$A$9];[.$B$6:.$B$9])" table:style-name="ce2">
            <text:p>323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300" table:formula="of:=[.H18]*[.$G$42]+[.$H$42]" table:style-name="ce1">
            <text:p>300</text:p>
          </table:table-cell>
          <table:table-cell office:value-type="float" office:value="550" table:style-name="ce1">
            <text:p>55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34.21965317919069" table:formula="of:=FORECAST([.E19];[.$A$6:.$A$9];[.$B$6:.$B$9])" table:style-name="ce2">
            <text:p>334</text:p>
          </table:table-cell>
          <table:table-cell office:value-type="float" office:value="620" table:style-name="ce1">
            <text:p>620</text:p>
          </table:table-cell>
          <table:table-cell table:style-name="ce1"/>
          <table:table-cell office:value-type="float" office:value="310" table:formula="of:=[.H19]*[.$G$42]+[.$H$42]" table:style-name="ce1">
            <text:p>310</text:p>
          </table:table-cell>
          <table:table-cell office:value-type="float" office:value="560" table:style-name="ce1">
            <text:p>56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45.69942196531792" table:formula="of:=FORECAST([.E20];[.$A$6:.$A$9];[.$B$6:.$B$9])" table:style-name="ce2">
            <text:p>346</text:p>
          </table:table-cell>
          <table:table-cell office:value-type="float" office:value="630" table:style-name="ce1">
            <text:p>630</text:p>
          </table:table-cell>
          <table:table-cell table:style-name="ce1"/>
          <table:table-cell office:value-type="float" office:value="320" table:formula="of:=[.H20]*[.$G$42]+[.$H$42]" table:style-name="ce1">
            <text:p>320</text:p>
          </table:table-cell>
          <table:table-cell office:value-type="float" office:value="570" table:style-name="ce1">
            <text:p>57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57.17919075144505" table:formula="of:=FORECAST([.E21];[.$A$6:.$A$9];[.$B$6:.$B$9])" table:style-name="ce2">
            <text:p>357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330" table:formula="of:=[.H21]*[.$G$42]+[.$H$42]" table:style-name="ce1">
            <text:p>330</text:p>
          </table:table-cell>
          <table:table-cell office:value-type="float" office:value="580" table:style-name="ce1">
            <text:p>58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68.65895953757217" table:formula="of:=FORECAST([.E22];[.$A$6:.$A$9];[.$B$6:.$B$9])" table:style-name="ce2">
            <text:p>369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340" table:formula="of:=[.H22]*[.$G$42]+[.$H$42]" table:style-name="ce1">
            <text:p>340</text:p>
          </table:table-cell>
          <table:table-cell office:value-type="float" office:value="590" table:style-name="ce1">
            <text:p>59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80.13872832369941" table:formula="of:=FORECAST([.E23];[.$A$6:.$A$9];[.$B$6:.$B$9])" table:style-name="ce2">
            <text:p>380</text:p>
          </table:table-cell>
          <table:table-cell office:value-type="float" office:value="660" table:style-name="ce1">
            <text:p>660</text:p>
          </table:table-cell>
          <table:table-cell table:style-name="ce1"/>
          <table:table-cell office:value-type="float" office:value="350" table:formula="of:=[.H23]*[.$G$42]+[.$H$42]" table:style-name="ce1">
            <text:p>350</text:p>
          </table:table-cell>
          <table:table-cell office:value-type="float" office:value="600" table:style-name="ce1">
            <text:p>60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91.61849710982654" table:formula="of:=FORECAST([.E24];[.$A$6:.$A$9];[.$B$6:.$B$9])" table:style-name="ce2">
            <text:p>392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360" table:formula="of:=[.H24]*[.$G$42]+[.$H$42]" table:style-name="ce1">
            <text:p>360</text:p>
          </table:table-cell>
          <table:table-cell office:value-type="float" office:value="610" table:style-name="ce1">
            <text:p>61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03.09826589595377" table:formula="of:=FORECAST([.E25];[.$A$6:.$A$9];[.$B$6:.$B$9])" table:style-name="ce2">
            <text:p>403</text:p>
          </table:table-cell>
          <table:table-cell office:value-type="float" office:value="680" table:style-name="ce1">
            <text:p>680</text:p>
          </table:table-cell>
          <table:table-cell table:style-name="ce1"/>
          <table:table-cell office:value-type="float" office:value="370" table:formula="of:=[.H25]*[.$G$42]+[.$H$42]" table:style-name="ce1">
            <text:p>370</text:p>
          </table:table-cell>
          <table:table-cell office:value-type="float" office:value="620" table:style-name="ce1">
            <text:p>62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14.5780346820809" table:formula="of:=FORECAST([.E26];[.$A$6:.$A$9];[.$B$6:.$B$9])" table:style-name="ce2">
            <text:p>415</text:p>
          </table:table-cell>
          <table:table-cell office:value-type="float" office:value="690" table:style-name="ce1">
            <text:p>690</text:p>
          </table:table-cell>
          <table:table-cell table:style-name="ce1"/>
          <table:table-cell office:value-type="float" office:value="380" table:formula="of:=[.H26]*[.$G$42]+[.$H$42]" table:style-name="ce1">
            <text:p>380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26.05780346820802" table:formula="of:=FORECAST([.E27];[.$A$6:.$A$9];[.$B$6:.$B$9])" table:style-name="ce2">
            <text:p>426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390" table:formula="of:=[.H27]*[.$G$42]+[.$H$42]" table:style-name="ce1">
            <text:p>390</text:p>
          </table:table-cell>
          <table:table-cell office:value-type="float" office:value="640" table:style-name="ce1">
            <text:p>64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37.53757225433526" table:formula="of:=FORECAST([.E28];[.$A$6:.$A$9];[.$B$6:.$B$9])" table:style-name="ce2">
            <text:p>438</text:p>
          </table:table-cell>
          <table:table-cell office:value-type="float" office:value="710" table:style-name="ce1">
            <text:p>710</text:p>
          </table:table-cell>
          <table:table-cell table:style-name="ce1"/>
          <table:table-cell office:value-type="float" office:value="400" table:formula="of:=[.H28]*[.$G$42]+[.$H$42]" table:style-name="ce1">
            <text:p>400</text:p>
          </table:table-cell>
          <table:table-cell office:value-type="float" office:value="650" table:style-name="ce1">
            <text:p>65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49.01734104046238" table:formula="of:=FORECAST([.E29];[.$A$6:.$A$9];[.$B$6:.$B$9])" table:style-name="ce2">
            <text:p>449</text:p>
          </table:table-cell>
          <table:table-cell office:value-type="float" office:value="720" table:style-name="ce1">
            <text:p>720</text:p>
          </table:table-cell>
          <table:table-cell table:style-name="ce1"/>
          <table:table-cell office:value-type="float" office:value="410" table:formula="of:=[.H29]*[.$G$42]+[.$H$42]" table:style-name="ce1">
            <text:p>410</text:p>
          </table:table-cell>
          <table:table-cell office:value-type="float" office:value="660" table:style-name="ce1">
            <text:p>66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60.49710982658951" table:formula="of:=FORECAST([.E30];[.$A$6:.$A$9];[.$B$6:.$B$9])" table:style-name="ce2">
            <text:p>460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670" table:style-name="ce1">
            <text:p>67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71.97687861271675" table:formula="of:=FORECAST([.E31];[.$A$6:.$A$9];[.$B$6:.$B$9])" table:style-name="ce2">
            <text:p>472</text:p>
          </table:table-cell>
          <table:table-cell office:value-type="float" office:value="740" table:style-name="ce1">
            <text:p>740</text:p>
          </table:table-cell>
          <table:table-cell table:style-name="ce1"/>
          <table:table-cell office:value-type="float" office:value="430" table:formula="of:=[.H31]*[.$G$42]+[.$H$42]" table:style-name="ce1">
            <text:p>430</text:p>
          </table:table-cell>
          <table:table-cell office:value-type="float" office:value="680" table:style-name="ce1">
            <text:p>68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83.45664739884387" table:formula="of:=FORECAST([.E32];[.$A$6:.$A$9];[.$B$6:.$B$9])" table:style-name="ce2">
            <text:p>483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440" table:formula="of:=[.H32]*[.$G$42]+[.$H$42]" table:style-name="ce1">
            <text:p>440</text:p>
          </table:table-cell>
          <table:table-cell office:value-type="float" office:value="690" table:style-name="ce1">
            <text:p>69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94.93641618497099" table:formula="of:=FORECAST([.E33];[.$A$6:.$A$9];[.$B$6:.$B$9])" table:style-name="ce2">
            <text:p>495</text:p>
          </table:table-cell>
          <table:table-cell office:value-type="float" office:value="760" table:style-name="ce1">
            <text:p>760</text:p>
          </table:table-cell>
          <table:table-cell table:style-name="ce1"/>
          <table:table-cell office:value-type="float" office:value="450" table:formula="of:=[.H33]*[.$G$42]+[.$H$42]" table:style-name="ce1">
            <text:p>450</text:p>
          </table:table-cell>
          <table:table-cell office:value-type="float" office:value="700" table:style-name="ce1">
            <text:p>70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460" table:formula="of:=[.H34]*[.$G$42]+[.$H$42]" table:style-name="ce1">
            <text:p>460</text:p>
          </table:table-cell>
          <table:table-cell office:value-type="float" office:value="710" table:style-name="ce1">
            <text:p>71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470" table:formula="of:=[.H35]*[.$G$42]+[.$H$42]" table:style-name="ce1">
            <text:p>470</text:p>
          </table:table-cell>
          <table:table-cell office:value-type="float" office:value="720" table:style-name="ce1">
            <text:p>72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1.1479768786127167" table:formula="of:=([.D33]-[.D3])/([.E33]-[.E3])" table:style-name="ce8">
            <text:p>1,1480</text:p>
          </table:table-cell>
          <table:table-cell office:value-type="float" office:value="-377.52601156069358" table:formula="of:=([.E33]*[.D3]-[.D33]*[.E3])/([.E33]-[.E3])" table:style-name="ce7">
            <text:p>-377,526</text:p>
          </table:table-cell>
          <table:table-cell table:style-name="ce1"/>
          <table:table-cell office:value-type="float" office:value="480" table:formula="of:=[.H36]*[.$G$42]+[.$H$42]" table:style-name="ce1">
            <text:p>480</text:p>
          </table:table-cell>
          <table:table-cell office:value-type="float" office:value="730" table:style-name="ce1">
            <text:p>73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490" table:formula="of:=[.H37]*[.$G$42]+[.$H$42]" table:style-name="ce1">
            <text:p>490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500" table:formula="of:=[.H38]*[.$G$42]+[.$H$42]" table:style-name="ce1">
            <text:p>500</text:p>
          </table:table-cell>
          <table:table-cell office:value-type="float" office:value="750" table:style-name="ce1">
            <text:p>75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510" table:formula="of:=[.H39]*[.$G$42]+[.$H$42]" table:style-name="ce1">
            <text:p>510</text:p>
          </table:table-cell>
          <table:table-cell office:value-type="float" office:value="760" table:style-name="ce1">
            <text:p>7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3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1" table:formula="of:=([.G30]-[.G3])/([.H30]-[.H3])" table:style-name="ce2">
            <text:p>1</text:p>
          </table:table-cell>
          <table:table-cell office:value-type="float" office:value="-250" table:formula="of:=([.H30]*[.G3]-[.G30]*[.H3])/([.H30]-[.H3])" table:style-name="ce1">
            <text:p>-250</text:p>
          </table:table-cell>
          <table:table-cell table:number-columns-repeated="16376"/>
        </table:table-row>
        <table:table-row table:number-rows-repeated="1048534" table:style-name="ro2">
          <table:table-cell table:number-columns-repeated="16384"/>
        </table:table-row>
      </table:table>
      <table:table table:name="SETPOINT" table:style-name="ta2">
        <table:table-column table:style-name="co5" table:default-cell-style-name="ce1"/>
        <table:table-column table:style-name="co8" table:default-cell-style-name="ce1"/>
        <table:table-column table:style-name="co5" table:number-columns-repeated="9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1" table:default-cell-style-name="ce1"/>
        <table:table-column table:style-name="co8" table:default-cell-style-name="ce1"/>
        <table:table-column table:style-name="co5" table:number-columns-repeated="8" table:default-cell-style-name="ce1"/>
        <table:table-column table:style-name="co10" table:default-cell-style-name="ce1"/>
        <table:table-column table:style-name="co5" table:number-columns-repeated="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38" table:default-cell-style-name="ce1"/>
        <table:table-row table:style-name="ro3">
          <table:table-cell office:value-type="string" table:number-columns-spanned="2" table:number-rows-spanned="1" table:style-name="ce4">
            <text:p>POTENZIOMETRO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5">
            <text:p>POTENZIOMETRO PREVISIONE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POTENZIOMETRO CALCOLO</text:p>
          </table:table-cell>
          <table:covered-table-cell/>
          <table:table-cell table:style-name="ce1"/>
          <table:table-cell table:style-name="ce1">
            <draw:frame draw:z-index="1" draw:id="id1" draw:style-name="a1" draw:name="Grafico 2" svg:x="0.00521in" svg:y="0.40625in" svg:width="9.00521in" svg:height="5.95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string" table:number-columns-spanned="2" table:number-rows-spanned="1" table:style-name="ce3">
            <text:p>POTENZIOMETRO ANALOG CALCOLO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POTENZIOMETRO ANALOG</text:p>
          </table:table-cell>
          <table:covered-table-cell/>
          <table:table-cell table:style-name="ce1">
            <draw:frame draw:z-index="2" draw:id="id2" draw:style-name="a2" draw:name="Grafico 5" svg:x="0.74479in" svg:y="0.39583in" svg:width="9.09896in" svg:height="5.9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3" table:style-name="ce1"/>
          <table:table-cell office:value-type="string" table:number-columns-spanned="3" table:number-rows-spanned="1" table:style-name="ce4">
            <text:p>POTENZIOMETRO RV</text:p>
          </table:table-cell>
          <table:covered-table-cell table:number-columns-repeated="2"/>
          <table:table-cell table:number-columns-repeated="16339" table:style-name="ce1"/>
        </table:table-row>
        <table:table-row table:style-name="ro2"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number-columns-repeated="2" table:style-name="ce1"/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style-name="ce1"/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number-columns-repeated="14" table:style-name="ce1"/>
          <table:table-cell office:value-type="string" table:style-name="ce1">
            <text:p>ANALOG</text:p>
          </table:table-cell>
          <table:table-cell office:value-type="string" table:style-name="ce1">
            <text:p>VALORE</text:p>
          </table:table-cell>
          <table:table-cell table:style-name="ce1"/>
          <table:table-cell office:value-type="string" table:style-name="ce1">
            <text:p>ANALOG</text:p>
          </table:table-cell>
          <table:table-cell office:value-type="string" table:style-name="ce1">
            <text:p>VALORE</text:p>
          </table:table-cell>
          <table:table-cell table:number-columns-repeated="14" table:style-name="ce1"/>
          <table:table-cell office:value-type="string" table:style-name="ce1">
            <text:p>R 100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/>
          <table:table-cell table:style-name="ce1">
            <draw:frame draw:z-index="3" draw:id="id3" draw:style-name="a3" draw:name="Grafico 6" svg:x="0.03646in" svg:y="0.01042in" svg:width="9.75521in" svg:height="5.93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3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5.45454545454544" table:formula="of:=FORECAST.LINEAR([.E3];[.$B$3:.$B$13];[.$A$3:.$A$13])" table:style-name="ce1">
            <text:p>235,45454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14" table:style-name="ce1"/>
          <table:table-cell office:value-type="float" office:value="29.998944033790867" table:formula="of:=([.Y3]-[.$Y$16])/[.$X$16]" table:style-name="ce2">
            <text:p>3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9.998944033790867" table:formula="of:=[.X3]" table:style-name="ce2">
            <text:p>30</text:p>
          </table:table-cell>
          <table:table-cell office:value-type="float" office:value="200" table:formula="of:=[.B3]" table:style-name="ce1">
            <text:p>200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.15" table:style-name="ce1">
            <text:p>0,15</text:p>
          </table:table-cell>
          <table:table-cell office:value-type="float" office:value="200" table:style-name="ce1">
            <text:p>200</text:p>
          </table:table-cell>
          <table:table-cell office:value-type="float" office:value="30.059999999999995" table:formula="of:=[.AR3]*1002/5" table:style-name="ce1">
            <text:p>30,06</text:p>
          </table:table-cell>
          <table:table-cell office:value-type="float" office:value="200" table:formula="of:=[.AT3]*[.$AS$16]+[.$AT$16]" table:style-name="ce1">
            <text:p>200</text:p>
          </table:table-cell>
          <table:table-cell table:number-columns-repeated="1633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47.5" table:formula="of:=[.B5]-[.$B$15]*[.C4]" table:style-name="ce1">
            <text:p>247,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60.31818181818181" table:formula="of:=FORECAST.LINEAR([.E4];[.$B$3:.$B$13];[.$A$3:.$A$13])" table:style-name="ce1">
            <text:p>260,318181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25" table:formula="of:=[.H4]*[.$H$16]+[.$I$16]" table:style-name="ce1">
            <text:p>225</text:p>
          </table:table-cell>
          <table:table-cell table:number-columns-repeated="14" table:style-name="ce1"/>
          <table:table-cell office:value-type="float" office:value="117.99612812389998" table:formula="of:=([.Y4]-[.$Y$16])/[.$X$16]" table:style-name="ce2">
            <text:p>118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117.99612812389998" table:formula="of:=[.X4]" table:style-name="ce2">
            <text:p>118</text:p>
          </table:table-cell>
          <table:table-cell office:value-type="float" office:value="247.5" table:formula="of:=[.B4]" table:style-name="ce1">
            <text:p>247,5</text:p>
          </table:table-cell>
          <table:table-cell table:style-name="ce2"/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" table:style-name="ce1">
            <text:p>2,5</text:p>
          </table:table-cell>
          <table:table-cell office:value-type="float" office:value="225" table:style-name="ce1">
            <text:p>225</text:p>
          </table:table-cell>
          <table:table-cell office:value-type="float" office:value="501" table:formula="of:=[.AR4]*1002/5" table:style-name="ce1">
            <text:p>501</text:p>
          </table:table-cell>
          <table:table-cell office:value-type="float" office:value="225" table:formula="of:=[.AT4]*(([.AS4]-[.AS3])/([.AT4]-[.AT3]))+(([.AT4]*[.AS3]-[.AS4]*[.AT3])/([.AT4]-[.AT3]))" table:style-name="ce1">
            <text:p>225</text:p>
          </table:table-cell>
          <table:table-cell office:value-type="float" office:value="5.3085318724253622E-2" table:formula="of:=(([.AS4]-[.AS3])/([.AT4]-[.AT3]))" table:style-name="ce1">
            <text:p>0,053085319</text:p>
          </table:table-cell>
          <table:table-cell office:value-type="float" office:value="198.40425531914894" table:formula="of:=(([.AT4]*[.AS3]-[.AS4]*[.AT3])/([.AT4]-[.AT3]))" table:style-name="ce1">
            <text:p>198,4042553</text:p>
          </table:table-cell>
          <table:table-cell table:number-columns-repeated="16335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88" table:formula="of:=[.B6]-[.$B$15]*[.C5]" table:style-name="ce1">
            <text:p>28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85.18181818181819" table:formula="of:=FORECAST.LINEAR([.E5];[.$B$3:.$B$13];[.$A$3:.$A$13])" table:style-name="ce1">
            <text:p>285,181818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50" table:formula="of:=[.H5]*[.$H$16]+[.$I$16]" table:style-name="ce1">
            <text:p>250</text:p>
          </table:table-cell>
          <table:table-cell table:number-columns-repeated="14" table:style-name="ce1"/>
          <table:table-cell office:value-type="float" office:value="205.99331221400908" table:formula="of:=([.Y5]-[.$Y$16])/[.$X$16]" table:style-name="ce2">
            <text:p>206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205.99331221400908" table:formula="of:=[.X5]" table:style-name="ce2">
            <text:p>206</text:p>
          </table:table-cell>
          <table:table-cell office:value-type="float" office:value="288" table:formula="of:=[.B5]" table:style-name="ce1">
            <text:p>288</text:p>
          </table:table-cell>
          <table:table-cell table:style-name="ce2"/>
          <table:table-cell table:number-columns-repeated="13" table:style-name="ce1"/>
          <table:table-cell office:value-type="float" office:value="20" table:style-name="ce1">
            <text:p>20</text:p>
          </table:table-cell>
          <table:table-cell office:value-type="float" office:value="3.3330000000000002" table:style-name="ce1">
            <text:p>3,333</text:p>
          </table:table-cell>
          <table:table-cell office:value-type="float" office:value="250" table:style-name="ce1">
            <text:p>250</text:p>
          </table:table-cell>
          <table:table-cell office:value-type="float" office:value="667.93320000000006" table:formula="of:=[.AR5]*1002/5" table:style-name="ce1">
            <text:p>667,9332</text:p>
          </table:table-cell>
          <table:table-cell office:value-type="float" office:value="249.99999999999994" table:formula="of:=[.AT5]*(([.AS5]-[.AS4])/([.AT5]-[.AT4]))+(([.AT5]*[.AS4]-[.AS5]*[.AT4])/([.AT5]-[.AT4]))" table:style-name="ce1">
            <text:p>250</text:p>
          </table:table-cell>
          <table:table-cell office:value-type="float" office:value="0.14976050300359658" table:formula="of:=(([.AS5]-[.AS4])/([.AT5]-[.AT4]))" table:style-name="ce1">
            <text:p>0,149760503</text:p>
          </table:table-cell>
          <table:table-cell office:value-type="float" office:value="149.96998799519804" table:formula="of:=(([.AT5]*[.AS4]-[.AS5]*[.AT4])/([.AT5]-[.AT4]))" table:style-name="ce1">
            <text:p>149,969988</text:p>
          </table:table-cell>
          <table:table-cell table:number-columns-repeated="16335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24" table:formula="of:=[.B7]-[.$B$15]*[.C6]" table:style-name="ce1">
            <text:p>32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10.0454545454545" table:formula="of:=FORECAST.LINEAR([.E6];[.$B$3:.$B$13];[.$A$3:.$A$13])" table:style-name="ce1">
            <text:p>310,045454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75" table:formula="of:=[.H6]*[.$H$16]+[.$I$16]" table:style-name="ce1">
            <text:p>275</text:p>
          </table:table-cell>
          <table:table-cell table:number-columns-repeated="14" table:style-name="ce1"/>
          <table:table-cell office:value-type="float" office:value="293.99049630411821" table:formula="of:=([.Y6]-[.$Y$16])/[.$X$16]" table:style-name="ce2">
            <text:p>294</text:p>
          </table:table-cell>
          <table:table-cell office:value-type="float" office:value="275" table:style-name="ce1">
            <text:p>275</text:p>
          </table:table-cell>
          <table:table-cell table:style-name="ce1"/>
          <table:table-cell office:value-type="float" office:value="293.99049630411821" table:formula="of:=[.X6]" table:style-name="ce2">
            <text:p>294</text:p>
          </table:table-cell>
          <table:table-cell office:value-type="float" office:value="324" table:formula="of:=[.B6]" table:style-name="ce1">
            <text:p>324</text:p>
          </table:table-cell>
          <table:table-cell table:style-name="ce2"/>
          <table:table-cell table:number-columns-repeated="13" table:style-name="ce1"/>
          <table:table-cell office:value-type="float" office:value="30" table:style-name="ce1">
            <text:p>30</text:p>
          </table:table-cell>
          <table:table-cell office:value-type="float" office:value="3.75" table:style-name="ce1">
            <text:p>3,75</text:p>
          </table:table-cell>
          <table:table-cell office:value-type="float" office:value="275" table:style-name="ce1">
            <text:p>275</text:p>
          </table:table-cell>
          <table:table-cell office:value-type="float" office:value="751.5" table:formula="of:=[.AR6]*1002/5" table:style-name="ce1">
            <text:p>751,5</text:p>
          </table:table-cell>
          <table:table-cell office:value-type="float" office:value="275.00000000000011" table:formula="of:=[.AT6]*(([.AS6]-[.AS5])/([.AT6]-[.AT5]))+(([.AT6]*[.AS5]-[.AS6]*[.AT5])/([.AT6]-[.AT5]))" table:style-name="ce1">
            <text:p>275</text:p>
          </table:table-cell>
          <table:table-cell office:value-type="float" office:value="0.29916186811030238" table:formula="of:=(([.AS6]-[.AS5])/([.AT6]-[.AT5]))" table:style-name="ce1">
            <text:p>0,299161868</text:p>
          </table:table-cell>
          <table:table-cell office:value-type="float" office:value="50.179856115107889" table:formula="of:=(([.AT6]*[.AS5]-[.AS6]*[.AT5])/([.AT6]-[.AT5]))" table:style-name="ce1">
            <text:p>50,17985612</text:p>
          </table:table-cell>
          <table:table-cell table:number-columns-repeated="16335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55.5" table:formula="of:=[.B8]-[.$B$15]*[.C7]" table:style-name="ce1">
            <text:p>355,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34.90909090909088" table:formula="of:=FORECAST.LINEAR([.E7];[.$B$3:.$B$13];[.$A$3:.$A$13])" table:style-name="ce1">
            <text:p>334,909090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00" table:formula="of:=[.H7]*[.$H$16]+[.$I$16]" table:style-name="ce1">
            <text:p>300</text:p>
          </table:table-cell>
          <table:table-cell table:number-columns-repeated="14" table:style-name="ce1"/>
          <table:table-cell office:value-type="float" office:value="381.98768039422731" table:formula="of:=([.Y7]-[.$Y$16])/[.$X$16]" table:style-name="ce2">
            <text:p>382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381.98768039422731" table:formula="of:=[.X7]" table:style-name="ce2">
            <text:p>382</text:p>
          </table:table-cell>
          <table:table-cell office:value-type="float" office:value="355.5" table:formula="of:=[.B7]" table:style-name="ce1">
            <text:p>355,5</text:p>
          </table:table-cell>
          <table:table-cell table:style-name="ce2"/>
          <table:table-cell table:number-columns-repeated="13" table:style-name="ce1"/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801.6" table:formula="of:=[.AR7]*1002/5" table:style-name="ce1">
            <text:p>801,6</text:p>
          </table:table-cell>
          <table:table-cell office:value-type="float" office:value="299.99999999999989" table:formula="of:=[.AT7]*(([.AS7]-[.AS6])/([.AT7]-[.AT6]))+(([.AT7]*[.AS6]-[.AS7]*[.AT6])/([.AT7]-[.AT6]))" table:style-name="ce1">
            <text:p>300</text:p>
          </table:table-cell>
          <table:table-cell office:value-type="float" office:value="0.49900199600798378" table:formula="of:=(([.AS7]-[.AS6])/([.AT7]-[.AT6]))" table:style-name="ce1">
            <text:p>0,499001996</text:p>
          </table:table-cell>
          <table:table-cell office:value-type="float" office:value="-99.999999999999957" table:formula="of:=(([.AT7]*[.AS6]-[.AS7]*[.AT6])/([.AT7]-[.AT6]))" table:style-name="ce1">
            <text:p>-100</text:p>
          </table:table-cell>
          <table:table-cell table:number-columns-repeated="16335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82.5" table:formula="of:=[.B9]-[.$B$15]*[.C8]" table:style-name="ce1">
            <text:p>382,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59.77272727272725" table:formula="of:=FORECAST.LINEAR([.E8];[.$B$3:.$B$13];[.$A$3:.$A$13])" table:style-name="ce1">
            <text:p>359,772727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25" table:formula="of:=[.H8]*[.$H$16]+[.$I$16]" table:style-name="ce1">
            <text:p>325</text:p>
          </table:table-cell>
          <table:table-cell table:number-columns-repeated="14" table:style-name="ce1"/>
          <table:table-cell office:value-type="float" office:value="469.98486448433641" table:formula="of:=([.Y8]-[.$Y$16])/[.$X$16]" table:style-name="ce2">
            <text:p>470</text:p>
          </table:table-cell>
          <table:table-cell office:value-type="float" office:value="325" table:style-name="ce1">
            <text:p>325</text:p>
          </table:table-cell>
          <table:table-cell table:style-name="ce1"/>
          <table:table-cell office:value-type="float" office:value="469.98486448433641" table:formula="of:=[.X8]" table:style-name="ce2">
            <text:p>470</text:p>
          </table:table-cell>
          <table:table-cell office:value-type="float" office:value="382.5" table:formula="of:=[.B8]" table:style-name="ce1">
            <text:p>382,5</text:p>
          </table:table-cell>
          <table:table-cell table:style-name="ce2"/>
          <table:table-cell table:number-columns-repeated="13" table:style-name="ce1"/>
          <table:table-cell office:value-type="float" office:value="50" table:style-name="ce1">
            <text:p>50</text:p>
          </table:table-cell>
          <table:table-cell office:value-type="float" office:value="4.1669999999999998" table:style-name="ce1">
            <text:p>4,167</text:p>
          </table:table-cell>
          <table:table-cell office:value-type="float" office:value="325" table:style-name="ce1">
            <text:p>325</text:p>
          </table:table-cell>
          <table:table-cell office:value-type="float" office:value="835.06679999999994" table:formula="of:=[.AR8]*1002/5" table:style-name="ce1">
            <text:p>835,0668</text:p>
          </table:table-cell>
          <table:table-cell office:value-type="float" office:value="325" table:formula="of:=[.AT8]*(([.AS8]-[.AS7])/([.AT8]-[.AT7]))+(([.AT8]*[.AS7]-[.AS8]*[.AT7])/([.AT8]-[.AT7]))" table:style-name="ce1">
            <text:p>325</text:p>
          </table:table-cell>
          <table:table-cell office:value-type="float" office:value="0.74700897605985805" table:formula="of:=(([.AS8]-[.AS7])/([.AT8]-[.AT7]))" table:style-name="ce1">
            <text:p>0,747008976</text:p>
          </table:table-cell>
          <table:table-cell office:value-type="float" office:value="-298.80239520958219" table:formula="of:=(([.AT8]*[.AS7]-[.AS8]*[.AT7])/([.AT8]-[.AT7]))" table:style-name="ce1">
            <text:p>-298,8023952</text:p>
          </table:table-cell>
          <table:table-cell table:number-columns-repeated="16335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405" table:formula="of:=[.B10]-[.$B$15]*[.C9]" table:style-name="ce1">
            <text:p>40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84.63636363636363" table:formula="of:=FORECAST.LINEAR([.E9];[.$B$3:.$B$13];[.$A$3:.$A$13])" table:style-name="ce1">
            <text:p>384,636363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50" table:formula="of:=[.H9]*[.$H$16]+[.$I$16]" table:style-name="ce1">
            <text:p>350</text:p>
          </table:table-cell>
          <table:table-cell table:number-columns-repeated="14" table:style-name="ce1"/>
          <table:table-cell office:value-type="float" office:value="557.98204857444557" table:formula="of:=([.Y9]-[.$Y$16])/[.$X$16]" table:style-name="ce2">
            <text:p>558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557.98204857444557" table:formula="of:=[.X9]" table:style-name="ce2">
            <text:p>558</text:p>
          </table:table-cell>
          <table:table-cell office:value-type="float" office:value="405" table:formula="of:=[.B9]" table:style-name="ce1">
            <text:p>405</text:p>
          </table:table-cell>
          <table:table-cell table:style-name="ce2"/>
          <table:table-cell table:number-columns-repeated="13" table:style-name="ce1"/>
          <table:table-cell office:value-type="float" office:value="60" table:style-name="ce1">
            <text:p>60</text:p>
          </table:table-cell>
          <table:table-cell office:value-type="float" office:value="4.2859999999999996" table:style-name="ce1">
            <text:p>4,286</text:p>
          </table:table-cell>
          <table:table-cell office:value-type="float" office:value="350" table:style-name="ce1">
            <text:p>350</text:p>
          </table:table-cell>
          <table:table-cell office:value-type="float" office:value="858.91439999999989" table:formula="of:=[.AR9]*1002/5" table:style-name="ce1">
            <text:p>858,9144</text:p>
          </table:table-cell>
          <table:table-cell office:value-type="float" office:value="349.99999999999795" table:formula="of:=[.AT9]*(([.AS9]-[.AS8])/([.AT9]-[.AT8]))+(([.AT9]*[.AS8]-[.AS9]*[.AT8])/([.AT9]-[.AT8]))" table:style-name="ce1">
            <text:p>350</text:p>
          </table:table-cell>
          <table:table-cell office:value-type="float" office:value="1.0483235210251791" table:formula="of:=(([.AS9]-[.AS8])/([.AT9]-[.AT8]))" table:style-name="ce1">
            <text:p>1,048323521</text:p>
          </table:table-cell>
          <table:table-cell office:value-type="float" office:value="-550.42016806723109" table:formula="of:=(([.AT9]*[.AS8]-[.AS9]*[.AT8])/([.AT9]-[.AT8]))" table:style-name="ce1">
            <text:p>-550,4201681</text:p>
          </table:table-cell>
          <table:table-cell table:number-columns-repeated="16335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423" table:formula="of:=[.B11]-[.$B$15]*[.C10]" table:style-name="ce1">
            <text:p>42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09.5" table:formula="of:=FORECAST.LINEAR([.E10];[.$B$3:.$B$13];[.$A$3:.$A$13])" table:style-name="ce1">
            <text:p>409,5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75" table:formula="of:=[.H10]*[.$H$16]+[.$I$16]" table:style-name="ce1">
            <text:p>375</text:p>
          </table:table-cell>
          <table:table-cell table:number-columns-repeated="14" table:style-name="ce1"/>
          <table:table-cell office:value-type="float" office:value="645.97923266455462" table:formula="of:=([.Y10]-[.$Y$16])/[.$X$16]" table:style-name="ce2">
            <text:p>646</text:p>
          </table:table-cell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645.97923266455462" table:formula="of:=[.X10]" table:style-name="ce2">
            <text:p>646</text:p>
          </table:table-cell>
          <table:table-cell office:value-type="float" office:value="423" table:formula="of:=[.B10]" table:style-name="ce1">
            <text:p>423</text:p>
          </table:table-cell>
          <table:table-cell table:style-name="ce2"/>
          <table:table-cell table:number-columns-repeated="13" table:style-name="ce1"/>
          <table:table-cell office:value-type="float" office:value="70" table:style-name="ce1">
            <text:p>70</text:p>
          </table:table-cell>
          <table:table-cell office:value-type="float" office:value="4.375" table:style-name="ce1">
            <text:p>4,375</text:p>
          </table:table-cell>
          <table:table-cell office:value-type="float" office:value="375" table:style-name="ce1">
            <text:p>375</text:p>
          </table:table-cell>
          <table:table-cell office:value-type="float" office:value="876.75" table:formula="of:=[.AR10]*1002/5" table:style-name="ce1">
            <text:p>876,75</text:p>
          </table:table-cell>
          <table:table-cell office:value-type="float" office:value="374.99999999999955" table:formula="of:=[.AT10]*(([.AS10]-[.AS9])/([.AT10]-[.AT9]))+(([.AT10]*[.AS9]-[.AS10]*[.AT9])/([.AT10]-[.AT9]))" table:style-name="ce1">
            <text:p>375</text:p>
          </table:table-cell>
          <table:table-cell office:value-type="float" office:value="1.4016910000224181" table:formula="of:=(([.AS10]-[.AS9])/([.AT10]-[.AT9]))" table:style-name="ce1">
            <text:p>1,401691</text:p>
          </table:table-cell>
          <table:table-cell office:value-type="float" office:value="-853.93258426965554" table:formula="of:=(([.AT10]*[.AS9]-[.AS10]*[.AT9])/([.AT10]-[.AT9]))" table:style-name="ce1">
            <text:p>-853,9325843</text:p>
          </table:table-cell>
          <table:table-cell table:number-columns-repeated="16335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436.5" table:formula="of:=[.B12]-[.$B$15]*[.C11]" table:style-name="ce1">
            <text:p>436,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434.36363636363637" table:formula="of:=FORECAST.LINEAR([.E11];[.$B$3:.$B$13];[.$A$3:.$A$13])" table:style-name="ce1">
            <text:p>434,363636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400" table:formula="of:=[.H11]*[.$H$16]+[.$I$16]" table:style-name="ce1">
            <text:p>400</text:p>
          </table:table-cell>
          <table:table-cell table:number-columns-repeated="14" table:style-name="ce1"/>
          <table:table-cell office:value-type="float" office:value="733.97641675466377" table:formula="of:=([.Y11]-[.$Y$16])/[.$X$16]" table:style-name="ce2">
            <text:p>734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733.97641675466377" table:formula="of:=[.X11]" table:style-name="ce2">
            <text:p>734</text:p>
          </table:table-cell>
          <table:table-cell office:value-type="float" office:value="436.5" table:formula="of:=[.B11]" table:style-name="ce1">
            <text:p>436,5</text:p>
          </table:table-cell>
          <table:table-cell table:style-name="ce2"/>
          <table:table-cell table:number-columns-repeated="13" table:style-name="ce1"/>
          <table:table-cell office:value-type="float" office:value="80" table:style-name="ce1">
            <text:p>80</text:p>
          </table:table-cell>
          <table:table-cell office:value-type="float" office:value="4.444" table:style-name="ce1">
            <text:p>4,444</text:p>
          </table:table-cell>
          <table:table-cell office:value-type="float" office:value="400" table:style-name="ce1">
            <text:p>400</text:p>
          </table:table-cell>
          <table:table-cell office:value-type="float" office:value="890.57759999999996" table:formula="of:=[.AR11]*1002/5" table:style-name="ce1">
            <text:p>890,5776</text:p>
          </table:table-cell>
          <table:table-cell office:value-type="float" office:value="399.99999999999932" table:formula="of:=[.AT11]*(([.AS11]-[.AS10])/([.AT11]-[.AT10]))+(([.AT11]*[.AS10]-[.AS11]*[.AT10])/([.AT11]-[.AT10]))" table:style-name="ce1">
            <text:p>400</text:p>
          </table:table-cell>
          <table:table-cell office:value-type="float" office:value="1.8079782464057443" table:formula="of:=(([.AS11]-[.AS10])/([.AT11]-[.AT10]))" table:style-name="ce1">
            <text:p>1,807978246</text:p>
          </table:table-cell>
          <table:table-cell office:value-type="float" office:value="-1210.144927536237" table:formula="of:=(([.AT11]*[.AS10]-[.AS11]*[.AT10])/([.AT11]-[.AT10]))" table:style-name="ce1">
            <text:p>-1210,144928</text:p>
          </table:table-cell>
          <table:table-cell table:number-columns-repeated="16335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445.5" table:formula="of:=[.B13]-[.$B$15]*[.C12]" table:style-name="ce1">
            <text:p>445,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459.22727272727269" table:formula="of:=FORECAST.LINEAR([.E12];[.$B$3:.$B$13];[.$A$3:.$A$13])" table:style-name="ce1">
            <text:p>459,2272727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425" table:formula="of:=[.H12]*[.$H$16]+[.$I$16]" table:style-name="ce1">
            <text:p>425</text:p>
          </table:table-cell>
          <table:table-cell table:number-columns-repeated="14" table:style-name="ce1"/>
          <table:table-cell office:value-type="float" office:value="821.97360084477282" table:formula="of:=([.Y12]-[.$Y$16])/[.$X$16]" table:style-name="ce2">
            <text:p>822</text:p>
          </table:table-cell>
          <table:table-cell office:value-type="float" office:value="425" table:style-name="ce1">
            <text:p>425</text:p>
          </table:table-cell>
          <table:table-cell table:style-name="ce1"/>
          <table:table-cell office:value-type="float" office:value="821.97360084477282" table:formula="of:=[.X12]" table:style-name="ce2">
            <text:p>822</text:p>
          </table:table-cell>
          <table:table-cell office:value-type="float" office:value="445.5" table:formula="of:=[.B12]" table:style-name="ce1">
            <text:p>445,5</text:p>
          </table:table-cell>
          <table:table-cell table:style-name="ce2"/>
          <table:table-cell table:number-columns-repeated="13" table:style-name="ce1"/>
          <table:table-cell office:value-type="float" office:value="90" table:style-name="ce1">
            <text:p>90</text:p>
          </table:table-cell>
          <table:table-cell office:value-type="float" office:value="4.5" table:style-name="ce1">
            <text:p>4,5</text:p>
          </table:table-cell>
          <table:table-cell office:value-type="float" office:value="425" table:style-name="ce1">
            <text:p>425</text:p>
          </table:table-cell>
          <table:table-cell office:value-type="float" office:value="901.8" table:formula="of:=[.AR12]*1002/5" table:style-name="ce1">
            <text:p>901,8</text:p>
          </table:table-cell>
          <table:table-cell office:value-type="float" office:value="425.00000000000205" table:formula="of:=[.AT12]*(([.AS12]-[.AS11])/([.AT12]-[.AT11]))+(([.AT12]*[.AS11]-[.AS12]*[.AT11])/([.AT12]-[.AT11]))" table:style-name="ce1">
            <text:p>425</text:p>
          </table:table-cell>
          <table:table-cell office:value-type="float" office:value="2.2276874821785015" table:formula="of:=(([.AS12]-[.AS11])/([.AT12]-[.AT11]))" table:style-name="ce1">
            <text:p>2,227687482</text:p>
          </table:table-cell>
          <table:table-cell office:value-type="float" office:value="-1583.9285714285706" table:formula="of:=(([.AT12]*[.AS11]-[.AS12]*[.AT11])/([.AT12]-[.AT11]))" table:style-name="ce1">
            <text:p>-1583,928571</text:p>
          </table:table-cell>
          <table:table-cell table:number-columns-repeated="16335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300" table:style-name="ce1">
            <text:p>300</text:p>
          </table:table-cell>
          <table:table-cell office:value-type="float" office:value="484.09090909090907" table:formula="of:=FORECAST.LINEAR([.E13];[.$B$3:.$B$13];[.$A$3:.$A$13])" table:style-name="ce1">
            <text:p>484,090909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14" table:style-name="ce1"/>
          <table:table-cell office:value-type="float" office:value="909.97078493488198" table:formula="of:=([.Y13]-[.$Y$16])/[.$X$16]" table:style-name="ce2">
            <text:p>910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909.97078493488198" table:formula="of:=[.X13]" table:style-name="ce2">
            <text:p>910</text:p>
          </table:table-cell>
          <table:table-cell office:value-type="float" office:value="450" table:formula="of:=[.B13]" table:style-name="ce1">
            <text:p>450</text:p>
          </table:table-cell>
          <table:table-cell table:style-name="ce2"/>
          <table:table-cell table:number-columns-repeated="13" table:style-name="ce1"/>
          <table:table-cell office:value-type="float" office:value="100" table:style-name="ce1">
            <text:p>100</text:p>
          </table:table-cell>
          <table:table-cell office:value-type="float" office:value="4.5449999999999999" table:style-name="ce1">
            <text:p>4,545</text:p>
          </table:table-cell>
          <table:table-cell office:value-type="float" office:value="450" table:style-name="ce1">
            <text:p>450</text:p>
          </table:table-cell>
          <table:table-cell office:value-type="float" office:value="910.81799999999998" table:formula="of:=[.AR13]*1002/5" table:style-name="ce1">
            <text:p>910,818</text:p>
          </table:table-cell>
          <table:table-cell office:value-type="float" office:value="449.99999999999454" table:formula="of:=[.AT13]*(([.AS13]-[.AS12])/([.AT13]-[.AT12]))+(([.AT13]*[.AS12]-[.AS13]*[.AT12])/([.AT13]-[.AT12]))" table:style-name="ce1">
            <text:p>450</text:p>
          </table:table-cell>
          <table:table-cell office:value-type="float" office:value="2.7722333111554578" table:formula="of:=(([.AS13]-[.AS12])/([.AT13]-[.AT12]))" table:style-name="ce1">
            <text:p>2,772233311</text:p>
          </table:table-cell>
          <table:table-cell office:value-type="float" office:value="-2074.9999999999973" table:formula="of:=(([.AT13]*[.AS12]-[.AS13]*[.AT12])/([.AT13]-[.AT12]))" table:style-name="ce1">
            <text:p>-2075</text:p>
          </table:table-cell>
          <table:table-cell table:number-columns-repeated="16335"/>
        </table:table-row>
        <table:table-row table:style-name="ro2">
          <table:table-cell table:number-columns-repeated="42" table:style-name="ce1"/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2">
          <table:table-cell table:style-name="ce1"/>
          <table:table-cell office:value-type="float" office:value="4.5" table:style-name="ce1">
            <text:p>4,5</text:p>
          </table:table-cell>
          <table:table-cell table:number-columns-repeated="5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4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7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6338" table:style-name="ce1"/>
        </table:table-row>
        <table:table-row table:style-name="ro2">
          <table:table-cell table:number-columns-repeated="7" table:style-name="ce1"/>
          <table:table-cell office:value-type="float" office:value="0.83333333333333337" table:formula="of:=(([.I13]-[.I3])/([.H13]-[.H3]))" table:style-name="ce6">
            <text:p>0,833333333</text:p>
          </table:table-cell>
          <table:table-cell office:value-type="float" office:value="200" table:formula="of:=([.H13]*[.I3]-[.H3]*[.I13])/([.H13]-[.H3])" table:style-name="ce1">
            <text:p>200</text:p>
          </table:table-cell>
          <table:table-cell table:number-columns-repeated="14" table:style-name="ce1"/>
          <table:table-cell office:value-type="float" office:value="0.28410000000000002" table:style-name="ce1">
            <text:p>0,2841</text:p>
          </table:table-cell>
          <table:table-cell office:value-type="float" office:value="191.47730000000001" table:style-name="ce10">
            <text:p>191,4773</text:p>
          </table:table-cell>
          <table:table-cell table:number-columns-repeated="17" table:style-name="ce1"/>
          <table:table-cell office:value-type="float" office:value="44.009779951100249" table:formula="of:=([.AQ13]-[.AQ4])/([.AR13]-[.AR4])" table:style-name="ce1">
            <text:p>44,00977995</text:p>
          </table:table-cell>
          <table:table-cell office:value-type="float" office:value="-100.02444987775063" table:formula="of:=([.AR13]*[.AQ4]-[.AQ13]*[.AR4])/([.AR13]-[.AR4])" table:style-name="ce1">
            <text:p>-100,0244499</text:p>
          </table:table-cell>
          <table:table-cell office:value-type="float" office:value="0.28384641411148126" table:formula="of:=([.AS13]-[.AS3])/([.AT13]-[.AT3])" table:style-name="ce1">
            <text:p>0,283846414</text:p>
          </table:table-cell>
          <table:table-cell office:value-type="float" office:value="191.46757679180888" table:formula="of:=([.AT13]*[.AS3]-[.AS13]*[.AT3])/([.AT13]-[.AT3])" table:style-name="ce1">
            <text:p>191,4675768</text:p>
          </table:table-cell>
          <table:table-cell table:number-columns-repeated="1633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3"/>
          <table:table-cell office:value-type="string" table:style-name="ce1">
            <text:p>ANALOG</text:p>
          </table:table-cell>
          <table:table-cell office:value-type="string" table:style-name="ce9">
            <text:p>SOTTRAZIONE</text:p>
          </table:table-cell>
          <table:table-cell table:number-columns-repeated="16359" table:style-name="ce1"/>
        </table:table-row>
        <table:table-row table:style-name="ro2">
          <table:table-cell table:number-columns-repeated="23"/>
          <table:table-cell office:value-type="float" office:value="29.998944033790867" table:formula="of:=[.AA3]" table:style-name="ce2">
            <text:p>30</text:p>
          </table:table-cell>
          <table:table-cell office:value-type="float" office:value="0" table:formula="of:=[.AB3]-[.Y3]" table:style-name="ce1">
            <text:p>0</text:p>
          </table:table-cell>
          <table:table-cell office:value-type="float" office:value="879.97184090109113" table:formula="of:=[.$X$31]-[.X21]" table:style-name="ce2">
            <text:p>880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117.99612812389998" table:formula="of:=[.AA4]" table:style-name="ce2">
            <text:p>118</text:p>
          </table:table-cell>
          <table:table-cell office:value-type="float" office:value="22.5" table:formula="of:=[.AB4]-[.Y4]" table:style-name="ce1">
            <text:p>22,5</text:p>
          </table:table-cell>
          <table:table-cell office:value-type="float" office:value="791.97465681098197" table:formula="of:=[.$X$31]-[.X22]" table:style-name="ce2">
            <text:p>792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205.99331221400908" table:formula="of:=[.AA5]" table:style-name="ce2">
            <text:p>206</text:p>
          </table:table-cell>
          <table:table-cell office:value-type="float" office:value="38" table:formula="of:=[.AB5]-[.Y5]" table:style-name="ce1">
            <text:p>38</text:p>
          </table:table-cell>
          <table:table-cell office:value-type="float" office:value="703.97747272087292" table:formula="of:=[.$X$31]-[.X23]" table:style-name="ce2">
            <text:p>704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293.99049630411821" table:formula="of:=[.AA6]" table:style-name="ce2">
            <text:p>294</text:p>
          </table:table-cell>
          <table:table-cell office:value-type="float" office:value="49" table:formula="of:=[.AB6]-[.Y6]" table:style-name="ce1">
            <text:p>49</text:p>
          </table:table-cell>
          <table:table-cell office:value-type="float" office:value="615.98028863076377" table:formula="of:=[.$X$31]-[.X24]" table:style-name="ce2">
            <text:p>616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381.98768039422731" table:formula="of:=[.AA7]" table:style-name="ce2">
            <text:p>382</text:p>
          </table:table-cell>
          <table:table-cell office:value-type="float" office:value="55.5" table:formula="of:=[.AB7]-[.Y7]" table:style-name="ce1">
            <text:p>55,5</text:p>
          </table:table-cell>
          <table:table-cell office:value-type="float" office:value="527.98310454065472" table:formula="of:=[.$X$31]-[.X25]" table:style-name="ce2">
            <text:p>528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469.98486448433641" table:formula="of:=[.AA8]" table:style-name="ce2">
            <text:p>470</text:p>
          </table:table-cell>
          <table:table-cell office:value-type="float" office:value="57.5" table:formula="of:=[.AB8]-[.Y8]" table:style-name="ce1">
            <text:p>57,5</text:p>
          </table:table-cell>
          <table:table-cell office:value-type="float" office:value="439.98592045054556" table:formula="of:=[.$X$31]-[.X26]" table:style-name="ce2">
            <text:p>440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557.98204857444557" table:formula="of:=[.AA9]" table:style-name="ce2">
            <text:p>558</text:p>
          </table:table-cell>
          <table:table-cell office:value-type="float" office:value="55" table:formula="of:=[.AB9]-[.Y9]" table:style-name="ce1">
            <text:p>55</text:p>
          </table:table-cell>
          <table:table-cell office:value-type="float" office:value="351.98873636043641" table:formula="of:=[.$X$31]-[.X27]" table:style-name="ce2">
            <text:p>352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645.97923266455462" table:formula="of:=[.AA10]" table:style-name="ce2">
            <text:p>646</text:p>
          </table:table-cell>
          <table:table-cell office:value-type="float" office:value="48" table:formula="of:=[.AB10]-[.Y10]" table:style-name="ce1">
            <text:p>48</text:p>
          </table:table-cell>
          <table:table-cell office:value-type="float" office:value="263.99155227032736" table:formula="of:=[.$X$31]-[.X28]" table:style-name="ce2">
            <text:p>264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733.97641675466377" table:formula="of:=[.AA11]" table:style-name="ce2">
            <text:p>734</text:p>
          </table:table-cell>
          <table:table-cell office:value-type="float" office:value="36.5" table:formula="of:=[.AB11]-[.Y11]" table:style-name="ce1">
            <text:p>36,5</text:p>
          </table:table-cell>
          <table:table-cell office:value-type="float" office:value="175.9943681802182" table:formula="of:=[.$X$31]-[.X29]" table:style-name="ce2">
            <text:p>176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821.97360084477282" table:formula="of:=[.AA12]" table:style-name="ce2">
            <text:p>822</text:p>
          </table:table-cell>
          <table:table-cell office:value-type="float" office:value="20.5" table:formula="of:=[.AB12]-[.Y12]" table:style-name="ce1">
            <text:p>20,5</text:p>
          </table:table-cell>
          <table:table-cell office:value-type="float" office:value="87.997184090109158" table:formula="of:=[.$X$31]-[.X30]" table:style-name="ce2">
            <text:p>88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909.97078493488198" table:formula="of:=[.AA13]" table:style-name="ce2">
            <text:p>910</text:p>
          </table:table-cell>
          <table:table-cell office:value-type="float" office:value="0" table:formula="of:=[.AB13]-[.Y13]" table:style-name="ce1">
            <text:p>0</text:p>
          </table:table-cell>
          <table:table-cell office:value-type="float" office:value="0" table:formula="of:=[.$X$31]-[.X31]" table:style-name="ce2">
            <text:p>0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4"/>
          <table:table-cell office:value-type="string" table:style-name="ce1">
            <text:p>MUL</text:p>
          </table:table-cell>
          <table:table-cell table:number-columns-repeated="16359"/>
        </table:table-row>
        <table:table-row table:style-name="ro2">
          <table:table-cell table:number-columns-repeated="24"/>
          <table:table-cell office:value-type="float" office:value="0.1" table:style-name="ce1">
            <text:p>0,1</text:p>
          </table:table-cell>
          <table:table-cell table:number-columns-repeated="1635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number:number-style style:name="N48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ufficiotec7</dc:creator>
    <meta:creation-date>2020-01-23T20:37:46Z</meta:creation-date>
    <dc:date>2020-01-27T15:50:32Z</dc:date>
    <meta:editing-cycles>1</meta:editing-cycles>
    <meta:editing-duration>PT1018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71.7500787401575pt" svg:width="709.1250393700787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empertur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Analog</text:p>
            </chart:title>
            <chart:grid chart:class="major" chart:style-name="GMa1"/>
          </chart:axis>
          <chart:series chart:label-cell-address="INPUT.$A$1" chart:values-cell-range-address="INPUT.$B$3:.$B$9" chart:class="chart:scatter" chart:attached-axis="primary-y" chart:style-name="G0S0">
            <chart:domain table:cell-range-address="INPUT.$A$3:.$A$9"/>
            <chart:data-point chart:repeated="7"/>
          </chart:series>
          <chart:series chart:label-cell-address="INPUT.$D$1" chart:values-cell-range-address="INPUT.$E$3:.$E$33" chart:class="chart:scatter" chart:attached-axis="primary-y" chart:style-name="G0S1">
            <chart:domain table:cell-range-address="INPUT.$D$3:.$D$33"/>
            <chart:data-point chart:repeated="31"/>
          </chart:series>
          <chart:series chart:label-cell-address="INPUT.$G$1" chart:values-cell-range-address="INPUT.$H$3:.$H$39" chart:class="chart:scatter" chart:attached-axis="primary-y" chart:style-name="G0S2">
            <chart:domain table:cell-range-address="INPUT.$G$3:.$G$39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29.0000787401575pt" svg:width="648.375039370078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NGOL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VALORE</text:p>
            </chart:title>
            <chart:grid chart:class="major" chart:style-name="GMa1"/>
          </chart:axis>
          <chart:series chart:label-cell-address="SETPOINT.$A$1" chart:values-cell-range-address="SETPOINT.$B$3:.$B$13" chart:class="chart:scatter" chart:attached-axis="primary-y" chart:style-name="G0S0">
            <chart:domain table:cell-range-address="SETPOINT.$A$3:.$A$13"/>
            <chart:data-point chart:repeated="11"/>
          </chart:series>
          <chart:series chart:label-cell-address="SETPOINT.$E$1" chart:values-cell-range-address="SETPOINT.$F$3:.$F$13" chart:class="chart:scatter" chart:attached-axis="primary-y" chart:style-name="G0S1">
            <chart:domain table:cell-range-address="SETPOINT.$E$3:.$E$13"/>
            <chart:data-point chart:repeated="11"/>
          </chart:series>
          <chart:series chart:label-cell-address="SETPOINT.$H$1" chart:values-cell-range-address="SETPOINT.$I$3:.$I$13" chart:class="chart:scatter" chart:attached-axis="primary-y" chart:style-name="G0S2">
            <chart:domain table:cell-range-address="SETPOINT.$H$3:.$H$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27.5pt" svg:width="655.125039370078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ETPOINT.$X$1" chart:values-cell-range-address="SETPOINT.$Y$3:.$Y$13" chart:class="chart:scatter" chart:attached-axis="primary-y" chart:style-name="G0S0">
            <chart:domain table:cell-range-address="SETPOINT.$X$3:.$X$13"/>
            <chart:data-point chart:repeated="11"/>
          </chart:series>
          <chart:series chart:label-cell-address="SETPOINT.$AA$1" chart:values-cell-range-address="SETPOINT.$AB$3:.$AB$13" chart:class="chart:scatter" chart:attached-axis="primary-y" chart:style-name="G0S1">
            <chart:domain table:cell-range-address="SETPOINT.$AA$3:.$AA$13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427.5pt" svg:width="702.3750393700787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ETPOINT.$AT$3:.$AT$13" chart:class="chart:scatter" chart:attached-axis="primary-y" chart:style-name="G0S0">
            <chart:domain table:cell-range-address="SETPOINT.$AS$3:.$AS$13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